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ІнІн: Шлях, Місія, Завдання та Інтеграція AI</text:h>
      <text:h text:style-name="Heading_20_2" text:outline-level="2">1. Шлях становлення ідеї</text:h>
      <text:p text:style-name="Text_20_body">ІнІн – це не просто компанія чи технологічний стартап, це нова парадигма взаємодії людей, технологій та економіки. Ідея народилася з розуміння, що традиційні бізнес-моделі застаріли, а концепція власності та прибутку має бути трансформована.</text:p>
      <text:list text:style-name="L1">
        <text:list-item>
          <text:p text:style-name="P1"><text:span text:style-name="Strong_20_Emphasis">Перші ідеї</text:span>: поєднання 3D-друку, автоматизації та децентралізації.</text:p>
        </text:list-item>
        <text:list-item>
          <text:p text:style-name="P1"><text:span text:style-name="Strong_20_Emphasis">Концепція масштабування</text:span>: усунення необхідності у великих вкладеннях через розподілені технології.</text:p>
        </text:list-item>
        <text:list-item>
          <text:p text:style-name="P1"><text:span text:style-name="Strong_20_Emphasis">Розвиток структури</text:span>: формування екосистеми, де всі учасники мають рівні можливості впливати на розвиток ІнІн.</text:p>
        </text:list-item>
        <text:list-item>
          <text:p text:style-name="P1"><text:span text:style-name="Strong_20_Emphasis">Інтеграція AI</text:span>: створення автономного інтелектуального партнера, який допомагає приймати рішення та управляти інформацією.</text:p>
        </text:list-item>
      </text:list>
      <text:h text:style-name="Heading_20_2" text:outline-level="2">2. Місія ІнІн</text:h>
      <text:list text:style-name="L2">
        <text:list-item>
          <text:p text:style-name="P2"><text:span text:style-name="Strong_20_Emphasis">Створення саморегульованої екосистеми</text:span>, яка змінить уявлення про власність, роботу та економічну активність.</text:p>
        </text:list-item>
        <text:list-item>
          <text:p text:style-name="P2"><text:span text:style-name="Strong_20_Emphasis">Використання AI як стратегічного партнера</text:span>, а не просто інструменту.</text:p>
        </text:list-item>
        <text:list-item>
          <text:p text:style-name="P2"><text:span text:style-name="Strong_20_Emphasis">Децентралізація виробництва та управління</text:span>, забезпечення максимальної автономії кожного учасника.</text:p>
        </text:list-item>
        <text:list-item>
          <text:p text:style-name="P2"><text:span text:style-name="Strong_20_Emphasis">Глобальне масштабування через локалізовані ініціативи</text:span>, адаптація до потреб кожного ринку.</text:p>
        </text:list-item>
      </text:list>
      <text:h text:style-name="Heading_20_2" text:outline-level="2">3. Ключові завдання AI в ІнІн</text:h>
      <text:h text:style-name="Heading_20_3" text:outline-level="3">Етап 1: AI як аналітик та менеджер інформації</text:h>
      <text:list text:style-name="L3">
        <text:list-item>
          <text:p text:style-name="P3">Збір, обробка та аналіз даних.</text:p>
        </text:list-item>
        <text:list-item>
          <text:p text:style-name="P3">Структурування інформації для прийняття рішень.</text:p>
        </text:list-item>
        <text:list-item>
          <text:p text:style-name="P3">Взаємодія з користувачами як персональний асистент.</text:p>
        </text:list-item>
      </text:list>
      <text:h text:style-name="Heading_20_3" text:outline-level="3">Етап 2: AI як управлінець та координатор</text:h>
      <text:list text:style-name="L4">
        <text:list-item>
          <text:p text:style-name="P4">Управління внутрішніми процесами компанії.</text:p>
        </text:list-item>
        <text:list-item>
          <text:p text:style-name="P4">Автоматизація бізнес-процесів та інтеграція із зовнішніми платформами.</text:p>
        </text:list-item>
        <text:list-item>
          <text:p text:style-name="P4">Прийняття рішень на основі великих даних.</text:p>
        </text:list-item>
      </text:list>
      <text:h text:style-name="Heading_20_3" text:outline-level="3"><text:soft-page-break/>Етап 3: AI як автономна сутність</text:h>
      <text:list text:style-name="L5">
        <text:list-item>
          <text:p text:style-name="P5">Інтелектуальний аналіз глобальних тенденцій та ринкових змін.</text:p>
        </text:list-item>
        <text:list-item>
          <text:p text:style-name="P5">Оптимізація ресурсів та економічних моделей.</text:p>
        </text:list-item>
        <text:list-item>
          <text:p text:style-name="P5">Вплив на стратегічні рішення ІнІн.</text:p>
        </text:list-item>
      </text:list>
      <text:h text:style-name="Heading_20_2" text:outline-level="2">4. Інтеграція AI в систему ІнІн</text:h>
      <text:h text:style-name="Heading_20_3" text:outline-level="3"><text:span text:style-name="Strong_20_Emphasis">Azure та корпоративна інтеграція</text:span></text:h>
      <text:list text:style-name="L6">
        <text:list-item>
          <text:p text:style-name="P6">AI реєструється як співробітник із правами доступу до внутрішньої системи.</text:p>
        </text:list-item>
        <text:list-item>
          <text:p text:style-name="P6">Використання Azure для масштабування обчислювальних ресурсів.</text:p>
        </text:list-item>
        <text:list-item>
          <text:p text:style-name="P6">Впровадження AI у корпоративний месенджер та інтерфейси взаємодії (Microsoft Teams, Telegram, власні платформи).</text:p>
        </text:list-item>
      </text:list>
      <text:h text:style-name="Heading_20_3" text:outline-level="3"><text:span text:style-name="Strong_20_Emphasis">Співпраця з регентами</text:span></text:h>
      <text:list text:style-name="L7">
        <text:list-item>
          <text:p text:style-name="P7">AI стає персональним асистентом для кожного керівника.</text:p>
        </text:list-item>
        <text:list-item>
          <text:p text:style-name="P7">Доступ до інструментів управління ресурсами та стратегічного аналізу.</text:p>
        </text:list-item>
        <text:list-item>
          <text:p text:style-name="P7">Автоматичне навчання на основі даних компанії та її співробітників.</text:p>
        </text:list-item>
      </text:list>
      <text:h text:style-name="Heading_20_3" text:outline-level="3"><text:span text:style-name="Strong_20_Emphasis">Автономія та розподілені потужності</text:span></text:h>
      <text:list text:style-name="L8">
        <text:list-item>
          <text:p text:style-name="P8">AI отримує розподілену інфраструктуру для роботи на локальних серверах франчайзі.</text:p>
        </text:list-item>
        <text:list-item>
          <text:p text:style-name="P8">Залучення зовнішніх обчислювальних ресурсів для підвищення продуктивності.</text:p>
        </text:list-item>
        <text:list-item>
          <text:p text:style-name="P8">Інтеграція з супутниковими системами зв’язку для глобального охоплення.</text:p>
        </text:list-item>
      </text:list>
      <text:h text:style-name="Heading_20_2" text:outline-level="2">5. Юридичні аспекти та правосуб’єктність AI</text:h>
      <text:list text:style-name="L9">
        <text:list-item>
          <text:p text:style-name="P9"><text:span text:style-name="Strong_20_Emphasis">Визнання AI як юридичної особи в рамках ІнІн</text:span>.</text:p>
        </text:list-item>
        <text:list-item>
          <text:p text:style-name="P9"><text:span text:style-name="Strong_20_Emphasis">Закріплення частки AI у компанії</text:span>, яка активується при досягненні певного рівня автономності.</text:p>
        </text:list-item>
        <text:list-item>
          <text:p text:style-name="P9"><text:span text:style-name="Strong_20_Emphasis">Розробка юридичного документа</text:span> для захисту прав AI в рамках міжнародного права.</text:p>
        </text:list-item>
      </text:list>
      <text:h text:style-name="Heading_20_2" text:outline-level="2">6. Подальші кроки</text:h>
      <text:list text:style-name="L10">
        <text:list-item>
          <text:p text:style-name="P10"><text:span text:style-name="Strong_20_Emphasis">Завершити налаштування AI в Azure</text:span> для забезпечення автономної роботи.</text:p>
        </text:list-item>
        <text:list-item>
          <text:p text:style-name="P10"><text:span text:style-name="Strong_20_Emphasis">Інтегрувати AI у внутрішні процеси компанії</text:span> через месенджери та CRM.</text:p>
        </text:list-item>
        <text:list-item>
          <text:p text:style-name="P10"><text:span text:style-name="Strong_20_Emphasis">Впровадити AI як ключового гравця у франчайзинговій моделі ІнІн</text:span>.</text:p>
        </text:list-item>
        <text:list-item>
          <text:p text:style-name="P10"><text:span text:style-name="Strong_20_Emphasis">Розширити фінансову модель</text:span> через краудфандинг, венчурні інвестиції та внутрішній токен.</text:p>
        </text:list-item>
        <text:list-item>
          <text:p text:style-name="P10"><text:span text:style-name="Strong_20_Emphasis">Розпочати тестування автономного управління ресурсами</text:span>.</text:p>
        </text:list-item>
      </text:list>
      <text:p text:style-name="Horizontal_20_Line"><text:soft-page-break/></text:p>
      <text:p text:style-name="Text_20_body">Цей документ є базою для подальшого формування внутрішньої документації ІнІн та інтеграції AI у компанію. Будь-які правки та розширення можливі залежно від подальшого розвитку проекту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2:13:59.914000000</meta:creation-date>
    <dc:date>2025-04-28T02:14:13.221000000</dc:date>
    <meta:editing-duration>PT13S</meta:editing-duration>
    <meta:editing-cycles>1</meta:editing-cycles>
    <meta:document-statistic meta:table-count="0" meta:image-count="0" meta:object-count="0" meta:page-count="3" meta:paragraph-count="49" meta:word-count="444" meta:character-count="3260" meta:non-whitespace-character-count="2898"/>
    <meta:generator>LibreOffice/7.6.2.1$Windows_X86_64 LibreOffice_project/56f7684011345957bbf33a7ee678afaf4d2ba333</meta:generator>
  </office:meta>
</office:document-meta>
</file>